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013888888889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Hung Truong</text:p>
          </table:table-cell>
          <table:table-cell office:value-type="float" office:value="147779193" table:style-name="ce1">
            <text:p>14777919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Array Size</text:p>
          </table:table-cell>
          <table:table-cell office:value-type="string" table:style-name="ce3">
            <text:p>OpenMP Solution</text:p>
          </table:table-cell>
          <table:table-cell office:value-type="string" table:number-columns-spanned="4" table:number-rows-spanned="1" table:style-name="ce5">
            <text:p>Threading Building Blocks Solutions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6">
            <text:p>grainsize</text:p>
          </table:table-cell>
          <table:covered-table-cell/>
          <table:table-cell office:value-type="string" table:style-name="ce4">
            <text:p>TBB auto</text:p>
          </table:table-cell>
          <table:table-cell office:value-type="string" table:style-name="ce1">
            <text:p>TBB 10</text:p>
          </table:table-cell>
          <table:table-cell office:value-type="string" table:style-name="ce1">
            <text:p>TBB 100</text:p>
          </table:table-cell>
          <table:table-cell office:value-type="string" table:style-name="ce1">
            <text:p>TBB 10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^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^2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^26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109" table:style-name="ce1">
            <text:p>109</text:p>
          </table:table-cell>
          <table:table-cell office:value-type="float" office:value="110" table:style-name="ce1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in" svg:y="0.0138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Hung Truong</meta:initial-creator>
    <dc:creator>Hung Truong</dc:creator>
    <meta:creation-date>2021-07-19T17:54:03Z</meta:creation-date>
    <dc:date>2021-07-22T06:22:15Z</dc:date>
    <meta:print-date>2021-07-22T06:09:00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penMP versus TBB - Prefix Sca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illi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categories table:cell-range-address="Sheet1.$A$4:.$A$6"/>
          </chart:axis>
          <chart:series chart:label-cell-address="Sheet1.$B$2" chart:values-cell-range-address="Sheet1.$B$4:.$B$6" chart:class="chart:bar" chart:attached-axis="primary-y" chart:style-name="G0S0">
            <chart:data-point chart:repeated="3"/>
          </chart:series>
          <chart:series chart:label-cell-address="Sheet1.$C$3" chart:values-cell-range-address="Sheet1.$C$4:.$C$6" chart:class="chart:bar" chart:attached-axis="primary-y" chart:style-name="G0S1">
            <chart:data-point chart:repeated="3"/>
          </chart:series>
          <chart:series chart:label-cell-address="Sheet1.$D$3" chart:values-cell-range-address="Sheet1.$D$4:.$D$6" chart:class="chart:bar" chart:attached-axis="primary-y" chart:style-name="G0S2">
            <chart:data-point chart:repeated="3"/>
          </chart:series>
          <chart:series chart:label-cell-address="Sheet1.$E$3" chart:values-cell-range-address="Sheet1.$E$4:.$E$6" chart:class="chart:bar" chart:attached-axis="primary-y" chart:style-name="G0S3">
            <chart:data-point chart:repeated="3"/>
          </chart:series>
          <chart:series chart:label-cell-address="Sheet1.$F$3" chart:values-cell-range-address="Sheet1.$F$4:.$F$6" chart:class="chart:bar" chart:attached-axis="primary-y" chart:style-name="G0S4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